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828282" style:font-name="OpenSans" fo:font-size="10.5pt" fo:letter-spacing="normal" fo:font-style="normal" fo:font-weight="normal" officeooo:rsid="0018a757" officeooo:paragraph-rsid="0018a757"/>
    </style:style>
    <style:style style:name="P2" style:family="paragraph" style:parent-style-name="Standard">
      <style:text-properties officeooo:rsid="0018a757" officeooo:paragraph-rsid="0018a757" fo:background-color="#ffffff" fo:padding-left="0.2083in" fo:padding-right="0.2083in" fo:padding-top="0.1043in" fo:padding-bottom="0.1043in" fo:border="0.06pt solid #000000"/>
    </style:style>
    <style:style style:name="P3" style:family="paragraph" style:parent-style-name="Text_20_body">
      <style:paragraph-properties fo:margin-left="0in" fo:margin-right="0in" fo:margin-top="0in" fo:margin-bottom="0in" style:contextual-spacing="false" style:line-height-at-least="0.2189in" fo:widows="1" fo:text-indent="0in" style:auto-text-indent="false"/>
      <style:text-properties fo:font-variant="normal" fo:text-transform="none" fo:color="#828282" style:font-name="OpenSans" fo:font-size="10.5pt" fo:letter-spacing="normal" fo:font-style="normal" fo:font-weight="normal"/>
    </style:style>
    <style:style style:name="P4" style:family="paragraph" style:parent-style-name="Table_20_Contents">
      <style:paragraph-properties fo:margin-left="0in" fo:margin-right="0in" fo:text-align="end" style:justify-single-word="false" fo:text-indent="0in" style:auto-text-indent="false"/>
    </style:style>
    <style:style style:name="P5" style:family="paragraph" style:parent-style-name="Table_20_Contents">
      <style:paragraph-properties fo:margin-left="0in" fo:margin-right="0in" fo:text-indent="0in" style:auto-text-indent="false"/>
      <style:text-properties fo:font-size="2pt" style:font-size-asian="2pt" style:font-size-complex="2pt"/>
    </style:style>
    <style:style style:name="P6" style:family="paragraph" style:parent-style-name="Table_20_Contents">
      <style:paragraph-properties fo:margin-left="0in" fo:margin-right="0in" style:line-height-at-least="0.2189in" fo:widows="1" fo:text-indent="0in" style:auto-text-indent="false"/>
      <style:text-properties fo:font-variant="normal" fo:text-transform="none" fo:color="#b4b4b4" style:font-name="OpenSans" fo:font-size="10.5pt" fo:letter-spacing="normal" fo:font-style="normal" fo:font-weight="normal"/>
    </style:style>
    <style:style style:name="P7" style:family="paragraph" style:parent-style-name="Text_20_body">
      <style:paragraph-properties fo:margin-left="0.2083in" fo:margin-right="0in" fo:margin-top="0.2083in" fo:margin-bottom="0in" style:contextual-spacing="false" fo:text-indent="0in" style:auto-text-indent="false"/>
      <style:text-properties fo:background-color="#ffffff" fo:padding-left="0.2083in" fo:padding-right="0.2083in" fo:padding-top="0.1043in" fo:padding-bottom="0.1043in" fo:border="0.06pt solid #000000"/>
    </style:style>
    <style:style style:name="P8" style:family="paragraph" style:parent-style-name="Heading_20_5">
      <style:text-properties fo:font-variant="normal" fo:text-transform="none" fo:color="#828282" style:font-name="OpenSans" fo:font-size="10.5pt" fo:letter-spacing="normal" fo:font-style="normal" fo:font-weight="bold" officeooo:rsid="0018a757" officeooo:paragraph-rsid="0018a757"/>
    </style:style>
    <style:style style:name="P9" style:family="paragraph" style:parent-style-name="Table_20_Contents">
      <style:text-properties fo:font-size="2pt" style:font-size-asian="2pt" style:font-size-complex="2pt"/>
    </style:style>
    <style:style style:name="P10" style:family="paragraph" style:parent-style-name="Table_20_Contents">
      <style:text-properties fo:color="#b4b4b4"/>
    </style:style>
    <style:style style:name="P11" style:family="paragraph" style:parent-style-name="Table_20_Contents">
      <style:text-properties fo:color="#828383"/>
    </style:style>
    <style:style style:name="P12" style:family="paragraph" style:parent-style-name="Table_20_Contents">
      <style:paragraph-properties fo:text-align="end" style:justify-single-word="false"/>
    </style:style>
    <style:style style:name="P13" style:family="paragraph" style:parent-style-name="Table_20_Contents">
      <style:paragraph-properties style:line-height-at-least="0.2189in" fo:widows="1"/>
      <style:text-properties fo:font-variant="normal" fo:text-transform="none" fo:color="#b4b4b4" style:font-name="OpenSans" fo:font-size="10.5pt" fo:letter-spacing="normal" fo:font-style="normal" fo:font-weight="normal"/>
    </style:style>
    <style:style style:name="P14" style:family="paragraph" style:parent-style-name="Standard">
      <style:text-properties officeooo:rsid="00190c5d" officeooo:paragraph-rsid="0018a757"/>
    </style:style>
    <style:style style:name="P15" style:family="paragraph" style:parent-style-name="Standard">
      <style:text-properties fo:font-variant="normal" fo:text-transform="none" fo:color="#828282" style:font-name="OpenSans" fo:font-size="10.5pt" fo:letter-spacing="normal" fo:font-style="normal" fo:font-weight="normal" officeooo:rsid="0018a757" officeooo:paragraph-rsid="00199ee5"/>
    </style:style>
    <style:style style:name="P16" style:family="paragraph" style:parent-style-name="Text_20_body">
      <style:paragraph-properties fo:margin-left="0in" fo:margin-right="0in" fo:margin-top="0in" fo:margin-bottom="0in" style:contextual-spacing="false" style:line-height-at-least="0.2189in" fo:widows="1" fo:text-indent="0in" style:auto-text-indent="false"/>
      <style:text-properties fo:font-variant="normal" fo:text-transform="none" fo:color="#828282" style:font-name="OpenSans" fo:font-size="10.5pt" fo:letter-spacing="normal" fo:font-style="normal" fo:font-weight="normal" officeooo:paragraph-rsid="001aa341"/>
    </style:style>
    <style:style style:name="P17" style:family="paragraph" style:parent-style-name="Text_20_body">
      <style:paragraph-properties fo:margin-left="0.2083in" fo:margin-right="0in" fo:margin-top="0.2083in" fo:margin-bottom="0in" style:contextual-spacing="false" fo:text-indent="0in" style:auto-text-indent="false"/>
      <style:text-properties officeooo:rsid="0018a757"/>
    </style:style>
    <style:style style:name="T1" style:family="text">
      <style:text-properties fo:background-color="#ffffff" loext:char-shading-value="0" fo:padding-left="0.2083in" fo:padding-right="0.2083in" fo:padding-top="0.1043in" fo:padding-bottom="0.1043in" fo:border="0.06pt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Week 2</text:p>
      <text:p text:style-name="P15">The reason for deducting points were: </text:p>
      <text:p text:style-name="P15">- In the navbar form you should use &lt;form class="navbar-form navbar-right" role="form"&gt;</text:p>
      <text:p text:style-name="P15">- In the reservation form the class should be "form-horizontal"</text:p>
      <text:p text:style-name="P15">- Inside this form you should use the "form-group" class instead of "row"</text:p>
      <text:p text:style-name="P15">- The calendar and time shouldn't be addons, check <text:a xlink:type="simple" xlink:href="http://getbootstrap.com/css/#forms-control-validation">http://getbootstrap.com/css/#forms-control-validation</text:a></text:p>
      <text:p text:style-name="P15"/>
      <text:p text:style-name="P15">- The media class shouldn't enclose the row, only the content of the column</text:p>
      <text:p text:style-name="P15">- There's no media-body</text:p>
      <text:p text:style-name="P15">- No classes media-middle and img-thumbnail</text:p>
      <text:p text:style-name="P15">You should pay more attention to were you put the classes and what they should enclose.</text:p>
      <text:p text:style-name="P1"/>
      <text:p text:style-name="P1"/>
      <text:h text:style-name="P8" text:outline-level="5"/>
      <text:p text:style-name="P16">1. The form in the navbar should not be nested inside &lt;li&gt; and should use classes: navbar-form and navbar-right.</text:p>
      <text:p text:style-name="P16">2. The form with date and time fields is not nested inside a div with class: has-feedback.</text:p>
      <text:p text:style-name="P16">3. The media-body class is not applied to the div that encloses the description content.</text:p>
      <text:p text:style-name="P16">4. The image is included in the div without class media-middle and img doesn't have img-thumbnail class.</text:p>
      <text:p text:style-name="P3"/>
      <text:p text:style-name="P1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ans" svg:font-family="OpenSans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0835in" fo:margin-bottom="0.0417in" style:contextual-spacing="false"/>
      <style:text-properties style:font-name="Liberation Serif" fo:font-family="'Liberation Serif'" style:font-family-generic="roman" style:font-pitch="variable" fo:font-size="10pt" fo:font-weight="bold" style:font-name-asian="Droid Sans Fallback" style:font-family-asian="'Droid Sans Fallback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4T20:33:14.119142138</meta:creation-date>
    <dc:date>2016-01-25T00:28:46.181628565</dc:date>
    <meta:editing-duration>PT3H36M59S</meta:editing-duration>
    <meta:editing-cycles>5</meta:editing-cycles>
    <meta:generator>LibreOffice/4.2.8.2$Linux_X86_64 LibreOffice_project/420m0$Build-2</meta:generator>
    <meta:document-statistic meta:table-count="0" meta:image-count="0" meta:object-count="0" meta:page-count="1" meta:paragraph-count="14" meta:word-count="161" meta:character-count="993" meta:non-whitespace-character-count="845"/>
  </office:meta>
</office:document-meta>
</file>